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font-style="normal" fo:font-weight="bold" officeooo:paragraph-rsid="000aaef1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style:font-name="Verdana" fo:font-size="10pt" fo:font-style="normal" fo:font-weight="bold" officeooo:rsid="001234c3" officeooo:paragraph-rsid="001234c3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style:font-name="Verdana" fo:font-size="10pt" fo:font-style="normal" fo:font-weight="bold" officeooo:rsid="00126164" officeooo:paragraph-rsid="0012616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style:font-name="Verdana" fo:font-size="10pt" fo:font-style="normal" fo:font-weight="bold" officeooo:rsid="00130f8f" officeooo:paragraph-rsid="00130f8f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color="#c9211e" loext:opacity="100%" style:font-name="Verdana" fo:font-size="10pt" officeooo:rsid="0005c148" officeooo:paragraph-rsid="0005c148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0a1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710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04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03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crypto</text:span> <text:span text:style-name="T6">isakmp</text:span> <text:span text:style-name="T6">policy</text:span> <text:span text:style-name="T2">priority</text:span></text:p>
      <text:p text:style-name="P3">hash</text:p>
      <text:p text:style-name="P3">auth<text:span text:style-name="T9">e</text:span>ntication</text:p>
      <text:p text:style-name="P3">group</text:p>
      <text:p text:style-name="P3">encryption</text:p>
      <text:p text:style-name="P3">lifetime</text:p>
      <text:p text:style-name="P3">exit</text:p>
      <text:p text:style-name="P1"/>
      <text:p text:style-name="P1"><text:span text:style-name="T6">crypto</text:span> <text:span text:style-name="T6">isakmp</text:span> <text:span text:style-name="T6">key</text:span> <text:span text:style-name="T1">name</text:span> <text:span text:style-name="T1">secret</text:span> <text:span text:style-name="T6">address</text:span> <text:span text:style-name="T1">ip</text:span></text:p>
      <text:p text:style-name="P1"/>
      <text:p text:style-name="P1"><text:span text:style-name="T6">crypto</text:span> <text:span text:style-name="T6">ipsec</text:span> <text:span text:style-name="T6">transform-set</text:span> <text:span text:style-name="T1">name</text:span> esp-aes 128 esp-sha-hmac</text:p>
      <text:p text:style-name="P1"><text:span text:style-name="T6">mode</text:span> <text:span text:style-name="T6">tunnel</text:span><text:span text:style-name="T7">|transport</text:span></text:p>
      <text:p text:style-name="P3">exit</text:p>
      <text:p text:style-name="P1"/>
      <text:p text:style-name="P9">policy based mode:</text:p>
      <text:p text:style-name="P1"/>
      <text:p text:style-name="P1"><text:span text:style-name="T6">access-list</text:span> <text:span text:style-name="T1">100</text:span> <text:span text:style-name="T6">permit</text:span><text:span text:style-name="T1"> ip address mask address mask</text:span></text:p>
      <text:p text:style-name="P1"/>
      <text:p text:style-name="P1"><text:span text:style-name="T6">crypto</text:span> <text:span text:style-name="T6">map</text:span> name <text:span text:style-name="T1">sequence</text:span> <text:span text:style-name="T6">ipsec-isakmp</text:span></text:p>
      <text:p text:style-name="P1"><text:span text:style-name="T6">match</text:span> <text:span text:style-name="T6">address</text:span> <text:span text:style-name="T1">access-list</text:span></text:p>
      <text:p text:style-name="P1"><text:span text:style-name="T6">set</text:span> <text:span text:style-name="T6">transform-set</text:span> <text:span text:style-name="T1">name</text:span></text:p>
      <text:p text:style-name="P1"><text:span text:style-name="T6">set</text:span> <text:span text:style-name="T6">peer</text:span> <text:span text:style-name="T1">ip</text:span></text:p>
      <text:p text:style-name="P3">exit</text:p>
      <text:p text:style-name="P1"/>
      <text:p text:style-name="P1"><text:span text:style-name="T6">interface</text:span> <text:span text:style-name="T1">name id</text:span></text:p>
      <text:p text:style-name="P1"><text:tab/><text:span text:style-name="T6">crypto</text:span> <text:span text:style-name="T6">map</text:span> <text:span text:style-name="T1">name</text:span></text:p>
      <text:p text:style-name="P3">exit</text:p>
      <text:p text:style-name="P1"/>
      <text:p text:style-name="P9">route based mode:</text:p>
      <text:p text:style-name="P1"/>
      <text:p text:style-name="P1"><text:span text:style-name="T6">ip route</text:span> <text:span text:style-name="T1">network mask interface ip</text:span></text:p>
      <text:p text:style-name="P1"/>
      <text:p text:style-name="P1"><text:span text:style-name="T6">crypto ipsec profile </text:span><text:span text:style-name="T1">name</text:span></text:p>
      <text:p text:style-name="P2"><text:span text:style-name="T6">set transform-set</text:span> <text:span text:style-name="T1">name</text:span></text:p>
      <text:p text:style-name="P1"><text:span text:style-name="T6">exit</text:span> </text:p>
      <text:p text:style-name="P1"/>
      <text:p text:style-name="P1"><text:span text:style-name="T6">interface</text:span> <text:span text:style-name="T6">tunnel</text:span> <text:span text:style-name="T1">id</text:span></text:p>
      <text:p text:style-name="P2"><text:span text:style-name="T6">ip address</text:span><text:span text:style-name="T1"> ip mask</text:span></text:p>
      <text:p text:style-name="P2"><text:span text:style-name="T6">tunnel source </text:span><text:span text:style-name="T1">ip</text:span></text:p>
      <text:p text:style-name="P2"><text:span text:style-name="T6">tunnel destination</text:span> <text:span text:style-name="T1">ip</text:span></text:p>
      <text:p text:style-name="P4">tunnel mode ipsec ipv4</text:p>
      <text:p text:style-name="P2"><text:span text:style-name="T6">tunnel protection ipsec profile</text:span> <text:span text:style-name="T1">name</text:span></text:p>
      <text:p text:style-name="P5">exit</text:p>
      <text:p text:style-name="P5"/>
      <text:p text:style-name="P6">crypto keyring <text:span text:style-name="T4">key</text:span></text:p>
      <text:p text:style-name="P6"><text:span text:style-name="T4"><text:tab/></text:span>pre-shared-key<text:span text:style-name="T8"> </text:span>address<text:span text:style-name="T8"> </text:span><text:span text:style-name="T4">network</text:span><text:span text:style-name="T8"> </text:span><text:span text:style-name="T4">mask</text:span><text:span text:style-name="T8"> </text:span>0|6<text:span text:style-name="T8"> </text:span>key<text:span text:style-name="T8"> </text:span><text:span text:style-name="T4">key</text:span></text:p>
      <text:p text:style-name="P7">exit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02:52:24.933309699</meta:creation-date>
    <dc:date>2025-01-30T03:27:56.581939527</dc:date>
    <meta:editing-duration>PT10H2M25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1" meta:paragraph-count="36" meta:word-count="111" meta:character-count="709" meta:non-whitespace-character-count="631"/>
  </office:meta>
</office:document-meta>
</file>